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neva" svg:font-family="Geneva"/>
    <style:font-face style:name="Helvetica Neue" svg:font-family="'Helvetica Neue', Helvetica, Arial, sans-serif"/>
    <style:font-face style:name="avenir-light" svg:font-family="avenir-light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Geneva" fo:font-size="12pt" style:font-name-asian="Geneva" style:font-size-asian="12pt" style:font-name-complex="Geneva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Geneva" fo:font-size="12pt" fo:font-style="normal" style:text-underline-style="none" style:font-name-asian="Geneva" style:font-size-asian="12pt" style:font-style-asian="normal" style:font-name-complex="Geneva" style:font-size-complex="12pt" style:font-style-complex="normal"/>
    </style:style>
    <style:style style:name="P3" style:family="paragraph" style:parent-style-name="Text_20_body">
      <style:paragraph-properties fo:text-align="start" style:justify-single-word="false" fo:orphans="2" fo:widows="2"/>
      <style:text-properties officeooo:paragraph-rsid="000e51d1"/>
    </style:style>
    <style:style style:name="P4" style:family="paragraph" style:parent-style-name="Standard" style:master-page-name="PM2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color="#000000" style:font-name="Geneva" fo:font-size="12pt" style:font-name-asian="Geneva" style:font-size-asian="12pt" style:font-name-complex="Geneva" style:font-size-complex="12pt"/>
    </style:style>
    <style:style style:name="P5" style:family="paragraph" style:parent-style-name="Text_20_body" style:list-style-name="L1">
      <style:paragraph-properties fo:margin-top="0in" fo:margin-bottom="0.1965in" loext:contextual-spacing="false"/>
    </style:style>
    <style:style style:name="P6" style:family="paragraph" style:parent-style-name="Text_20_body" style:list-style-name="L1">
      <style:paragraph-properties fo:margin-top="0in" fo:margin-bottom="0.1965in" loext:contextual-spacing="false"/>
      <style:text-properties fo:font-variant="normal" fo:text-transform="none" fo:color="#0074be" style:text-line-through-style="none" style:text-line-through-type="none" style:font-name="avenir-light" fo:font-size="11.25pt" fo:letter-spacing="normal" fo:font-style="normal" style:text-underline-style="none" fo:font-weight="normal" style:text-blinking="false" fo:background-color="transparent" style:font-name-asian="Geneva" style:font-size-asian="12pt" style:font-style-asian="normal" style:font-name-complex="Geneva" style:font-size-complex="12pt" style:font-style-complex="normal"/>
    </style:style>
    <style:style style:name="P7" style:family="paragraph" style:parent-style-name="Text_20_body" style:list-style-name="L1">
      <style:paragraph-properties fo:margin-top="0in" fo:margin-bottom="0.1965in" loext:contextual-spacing="false"/>
      <style:text-properties officeooo:rsid="0011e098" officeooo:paragraph-rsid="00120e22"/>
    </style:style>
    <style:style style:name="T1" style:family="text">
      <style:text-properties fo:font-variant="normal" fo:text-transform="none" fo:color="#0074be" style:text-line-through-style="none" style:text-line-through-type="none" style:font-name="avenir-light" fo:font-size="11.25pt" fo:letter-spacing="normal" fo:font-style="normal" style:text-underline-style="none" fo:font-weight="normal" style:text-blinking="false" fo:background-color="transparent" loext:char-shading-value="0" style:font-name-asian="Geneva" style:font-size-asian="12pt" style:font-style-asian="normal" style:font-name-complex="Geneva" style:font-size-complex="12pt" style:font-style-complex="normal"/>
    </style:style>
    <style:style style:name="T2" style:family="text">
      <style:text-properties fo:font-variant="normal" fo:text-transform="none" fo:color="#0074be" style:text-line-through-style="none" style:text-line-through-type="none" style:font-name="avenir-light" fo:font-size="11.25pt" fo:letter-spacing="normal" fo:font-style="normal" style:text-underline-style="none" fo:font-weight="normal" style:text-blinking="false" fo:background-color="transparent" loext:char-shading-value="0" style:font-style-asian="normal" style:font-style-complex="normal"/>
    </style:style>
    <style:style style:name="T3" style:family="text">
      <style:text-properties fo:font-variant="normal" fo:text-transform="none" fo:color="#4b4b4b" style:font-name="Helvetica Neue" fo:font-size="10.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xpertisein different domains such as big data analytics, data science, BI, AI, blockchain, cloud solutions, VR &amp; AR, enterprise mobility, embedded software, SAP and OpenText professional services, and much more. <text:s/></text:p>
      <text:p text:style-name="P1"/>
      <text:p text:style-name="P2"/>
      <text:p text:style-name="P3"><text:a xlink:type="simple" xlink:href="https://www.sas.com/en_in/industry/oil-gas.html" office:target-frame-name="_self" xlink:show="replace" text:style-name="Internet_20_link" text:visited-style-name="Visited_20_Internet_20_Link">Oil &amp; Gas</text:a><text:span text:style-name="T2">,</text:span><text:a xlink:type="simple" xlink:href="https://www.sas.com/en_in/industry/retail.html" office:target-frame-name="_self" xlink:show="replace" text:style-name="Internet_20_link" text:visited-style-name="Visited_20_Internet_20_Link">Retail</text:a><text:span text:style-name="T2">,</text:span><text:a xlink:type="simple" xlink:href="https://www.sas.com/en_in/industry/sports.html" office:target-frame-name="_self" xlink:show="replace" text:style-name="Internet_20_link" text:visited-style-name="Visited_20_Internet_20_Link">Sports Analytics</text:a><text:span text:style-name="T2">,</text:span><text:a xlink:type="simple" xlink:href="https://www.sas.com/en_in/industry/travel-transportation.html" office:target-frame-name="_self" xlink:show="replace" text:style-name="Internet_20_link" text:visited-style-name="Visited_20_Internet_20_Link">Travel &amp; Transportation</text:a><text:span text:style-name="T2">,</text:span><text:a xlink:type="simple" xlink:href="https://www.sas.com/en_in/industry/utilities.html" office:target-frame-name="_self" xlink:show="replace" text:style-name="Internet_20_link" text:visited-style-name="Visited_20_Internet_20_Link">Utilities</text:a><text:span text:style-name="T1">,</text:span><text:a xlink:type="simple" xlink:href="https://www.sas.com/en_in/industry/automotive.html" office:target-frame-name="_self" xlink:show="replace" text:style-name="Internet_20_link" text:visited-style-name="Visited_20_Internet_20_Link">Automotive</text:a><text:span text:style-name="T1">,</text:span><text:a xlink:type="simple" xlink:href="https://www.sas.com/en_in/industry/banking.html" office:target-frame-name="_self" xlink:show="replace" text:style-name="Internet_20_link" text:visited-style-name="Visited_20_Internet_20_Link">Banking</text:a><text:span text:style-name="T2">,</text:span><text:a xlink:type="simple" xlink:href="https://www.sas.com/en_in/industry/capital-markets.html" office:target-frame-name="_self" xlink:show="replace" text:style-name="Internet_20_link" text:visited-style-name="Visited_20_Internet_20_Link">Capital Markets</text:a><text:span text:style-name="T2">,</text:span><text:a xlink:type="simple" xlink:href="https://www.sas.com/en_in/industry/casinos.html" office:target-frame-name="_self" xlink:show="replace" text:style-name="Internet_20_link" text:visited-style-name="Visited_20_Internet_20_Link">Casinos</text:a><text:span text:style-name="T2">,</text:span><text:a xlink:type="simple" xlink:href="https://www.sas.com/en_in/industry/communications.html" office:target-frame-name="_self" xlink:show="replace" text:style-name="Internet_20_link" text:visited-style-name="Visited_20_Internet_20_Link">Communications</text:a><text:span text:style-name="T2">,</text:span><text:a xlink:type="simple" xlink:href="https://www.sas.com/en_in/industry/consumer-packaged-goods.html" office:target-frame-name="_self" xlink:show="replace" text:style-name="Internet_20_link" text:visited-style-name="Visited_20_Internet_20_Link">Consumer Goods</text:a><text:span text:style-name="T1">,</text:span></text:p>
      <text:list xml:id="list7407957203457113107" text:style-name="L1">
        <text:list-header>
          <text:p text:style-name="P6"/>
          <text:p text:style-name="P5">Relevant coursework in modeling techniques such as logistic regression, Naïve Bayes, SVM, decision trees, or neural networks.</text:p>
        </text:list-header>
        <text:list-item>
          <text:p text:style-name="P5"><text:span text:style-name="T3">SAS, R, KNIME, Matlab</text:span> </text:p>
          <text:p text:style-name="P7"><text:line-break/><text:line-break/><text:line-break/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eneva" svg:font-family="Geneva"/>
    <style:font-face style:name="Helvetica Neue" svg:font-family="'Helvetica Neue', Helvetica, Arial, sans-serif"/>
    <style:font-face style:name="avenir-light" svg:font-family="avenir-light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dc:date>2018-07-07T22:31:40.051000000</dc:date>
    <meta:editing-duration>PT31M30S</meta:editing-duration>
    <meta:editing-cycles>6</meta:editing-cycles>
    <meta:document-statistic meta:table-count="0" meta:image-count="0" meta:object-count="0" meta:page-count="1" meta:paragraph-count="6" meta:word-count="63" meta:character-count="509" meta:non-whitespace-character-count="448"/>
  </office:meta>
</office:document-meta>
</file>